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style:rel-width="100%" table:align="left"/>
    </style:style>
    <style:style style:name="Tabla1.A" style:family="table-column">
      <style:table-column-properties style:column-width="8.585cm" style:rel-column-width="31987*"/>
    </style:style>
    <style:style style:name="Tabla1.B" style:family="table-column">
      <style:table-column-properties style:column-width="9.005cm" style:rel-column-width="33547*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able">
      <style:text-properties fo:font-style="normal" officeooo:rsid="00245e3e" officeooo:paragraph-rsid="001e74cf" style:font-style-asian="normal" style:font-style-complex="normal"/>
    </style:style>
    <style:style style:name="P2" style:family="paragraph" style:parent-style-name="Table_20_Contents">
      <style:text-properties officeooo:paragraph-rsid="001e74cf"/>
    </style:style>
    <style:style style:name="P3" style:family="paragraph" style:parent-style-name="Table_20_Heading">
      <style:text-properties officeooo:paragraph-rsid="001e74cf"/>
    </style:style>
    <style:style style:name="P4" style:family="paragraph" style:parent-style-name="Text_20_body">
      <style:paragraph-properties fo:line-height="100%"/>
      <style:text-properties officeooo:rsid="001fff8b" officeooo:paragraph-rsid="001e74cf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1e74cf"/>
    </style:style>
    <style:style style:name="P7" style:family="paragraph" style:parent-style-name="Text_20_body">
      <style:paragraph-properties fo:text-align="justify" style:justify-single-word="false"/>
      <style:text-properties fo:font-style="normal" officeooo:rsid="00245e3e" officeooo:paragraph-rsid="001e74cf" style:font-style-asian="normal" style:font-style-complex="normal"/>
    </style:style>
    <style:style style:name="P8" style:family="paragraph" style:parent-style-name="Text_20_body">
      <style:paragraph-properties fo:text-align="justify" style:justify-single-word="false"/>
      <style:text-properties fo:font-style="normal" fo:font-weight="bold" officeooo:rsid="00286353" officeooo:paragraph-rsid="001e74cf" style:font-style-asian="normal" style:font-weight-asian="bold" style:font-style-complex="normal" style:font-weight-complex="bold"/>
    </style:style>
    <style:style style:name="P9" style:family="paragraph" style:parent-style-name="Text_20_body">
      <style:text-properties officeooo:paragraph-rsid="0020ef06"/>
    </style:style>
    <style:style style:name="P10" style:family="paragraph" style:parent-style-name="Text_20_body">
      <style:paragraph-properties fo:keep-with-next="always"/>
      <style:text-properties fo:font-style="normal" officeooo:rsid="00245e3e" officeooo:paragraph-rsid="001e74cf" style:font-style-asian="normal" style:font-style-complex="normal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Heading_20_3">
      <style:text-properties officeooo:rsid="0020ef06" officeooo:paragraph-rsid="0020ef06"/>
    </style:style>
    <style:style style:name="P14" style:family="paragraph" style:parent-style-name="Heading_20_3">
      <style:paragraph-properties fo:text-align="justify" style:justify-single-word="false"/>
    </style:style>
    <style:style style:name="P15" style:family="paragraph" style:parent-style-name="Heading_20_3">
      <style:text-properties officeooo:paragraph-rsid="001e74cf"/>
    </style:style>
    <style:style style:name="P16" style:family="paragraph" style:parent-style-name="Text_20_body" style:list-style-name="L1">
      <style:paragraph-properties fo:text-align="justify" style:justify-single-word="false"/>
    </style:style>
    <style:style style:name="P17" style:family="paragraph" style:parent-style-name="Text_20_body" style:list-style-name="L2">
      <style:paragraph-properties fo:text-align="justify" style:justify-single-word="false"/>
    </style:style>
    <style:style style:name="P18" style:family="paragraph" style:parent-style-name="Text_20_body" style:list-style-name="L4">
      <style:paragraph-properties fo:text-align="justify" style:justify-single-word="false"/>
      <style:text-properties officeooo:paragraph-rsid="001e74cf"/>
    </style:style>
    <style:style style:name="P19" style:family="paragraph" style:parent-style-name="Text_20_body" style:list-style-name="L5">
      <style:paragraph-properties fo:text-align="justify" style:justify-single-word="false"/>
      <style:text-properties officeooo:paragraph-rsid="001e74cf"/>
    </style:style>
    <style:style style:name="P20" style:family="paragraph" style:parent-style-name="Text_20_body" style:list-style-name="L6">
      <style:paragraph-properties fo:text-align="justify" style:justify-single-word="false"/>
      <style:text-properties officeooo:paragraph-rsid="001e74cf"/>
    </style:style>
    <style:style style:name="P21" style:family="paragraph" style:parent-style-name="Text_20_body" style:list-style-name="L7">
      <style:paragraph-properties fo:text-align="justify" style:justify-single-word="false"/>
      <style:text-properties officeooo:paragraph-rsid="001e74cf"/>
    </style:style>
    <style:style style:name="P22" style:family="paragraph" style:parent-style-name="Text_20_body" style:list-style-name="L3"/>
    <style:style style:name="P23" style:family="paragraph" style:parent-style-name="Text_20_body">
      <style:text-properties officeooo:rsid="001fff8b"/>
    </style:style>
    <style:style style:name="P24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25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P26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officeooo:paragraph-rsid="001e74cf"/>
    </style:style>
    <style:style style:name="P27" style:family="paragraph" style:parent-style-name="Text_20_body" style:list-style-name="L5">
      <style:paragraph-properties fo:margin-top="0cm" fo:margin-bottom="0cm" loext:contextual-spacing="false" fo:text-align="justify" style:justify-single-word="false"/>
      <style:text-properties officeooo:paragraph-rsid="001e74cf"/>
    </style:style>
    <style:style style:name="P28" style:family="paragraph" style:parent-style-name="Text_20_body" style:list-style-name="L6">
      <style:paragraph-properties fo:margin-top="0cm" fo:margin-bottom="0cm" loext:contextual-spacing="false" fo:text-align="justify" style:justify-single-word="false"/>
      <style:text-properties officeooo:paragraph-rsid="001e74cf"/>
    </style:style>
    <style:style style:name="P29" style:family="paragraph" style:parent-style-name="Text_20_body" style:list-style-name="L7">
      <style:paragraph-properties fo:margin-top="0cm" fo:margin-bottom="0cm" loext:contextual-spacing="false" fo:text-align="justify" style:justify-single-word="false"/>
      <style:text-properties officeooo:paragraph-rsid="001e74cf"/>
    </style:style>
    <style:style style:name="P30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officeooo:rsid="0025f6c3"/>
    </style:style>
    <style:style style:name="T2" style:family="text">
      <style:text-properties fo:font-weight="bold" officeooo:rsid="00286353" style:font-weight-asian="bold" style:font-weight-complex="bold"/>
    </style:style>
    <style:style style:name="T3" style:family="text">
      <style:text-properties officeooo:rsid="0021d83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3">Niveles de usuarios</text:h>
      <text:p text:style-name="P9">Los permisos de los archivos en Linux (o GNU/Linux) tienen mucha importancia. Solemos tener varios usuarios en nuestro equipo y <text:span text:style-name="Strong_20_Emphasis">no todos tienen acceso a modificar o trabajar con </text:span><text:span text:style-name="Strong_20_Emphasis"><text:span text:style-name="T3">t</text:span></text:span><text:span text:style-name="Strong_20_Emphasis">odos los ficheros</text:span>. Cada archivo contiene información sobre sí mismo:</text:p>
      <text:list xml:id="list3123515441" text:style-name="L1">
        <text:list-item>
          <text:p text:style-name="P24">Dueño del archivo. </text:p>
        </text:list-item>
        <text:list-item>
          <text:p text:style-name="P24">Grupo del archivo. </text:p>
        </text:list-item>
        <text:list-item>
          <text:p text:style-name="P16">Permisos del archivo. </text:p>
        </text:list-item>
      </text:list>
      <text:p text:style-name="P5">Cada usuario va a pertenecer <text:span text:style-name="Strong_20_Emphasis">como mínimo </text:span>a un grupo, el cual le es asignado en la creación de dicho usuario. Los grupos sirven para tener una política de acceso a archivos en la cual podremos dar acceso a los usuarios de un determinado grupo. De esta manera, quien no pertenezca a dicho grupo, no tendrá acceso.</text:p>
      <text:h text:style-name="P14" text:outline-level="3">Tipos de permisos</text:h>
      <text:p text:style-name="P5">Existen 3 tipos de permisos:</text:p>
      <text:list xml:id="list3433645541" text:style-name="L2">
        <text:list-item>
          <text:p text:style-name="P25"><text:span text:style-name="Strong_20_Emphasis">Lectura</text:span>: permite a un cierto usuario ver el contenido de un archivo. Si es un directorio, el contenido del mismo. </text:p>
        </text:list-item>
        <text:list-item>
          <text:p text:style-name="P25"><text:span text:style-name="Strong_20_Emphasis">Escritura</text:span>: permite modificar un archivo. Si es un directorio, el contenido del mismo. </text:p>
        </text:list-item>
        <text:list-item>
          <text:p text:style-name="P17"><text:span text:style-name="Strong_20_Emphasis">Ejecución</text:span>: si existe algo que ejecutar, se podrá hacer con este permiso. </text:p>
        </text:list-item>
      </text:list>
      <text:h text:style-name="P14" text:outline-level="3" text:is-list-header="true">Análisis de permisos</text:h>
      <text:p text:style-name="P5">Es posible que hayáis visto letras como <text:span text:style-name="Strong_20_Emphasis">r</text:span>, <text:span text:style-name="Strong_20_Emphasis">w </text:span>o <text:span text:style-name="Strong_20_Emphasis">x </text:span>al listar un directorio. Pero, ¿qué significan estas letras? Antes de nada, vamos a listar un directorio con el comando:</text:p>
      <text:p text:style-name="P11">ls -l</text:p>
      <text:p text:style-name="P5">Veremos algo parecido a esto:</text:p>
      <text:p text:style-name="Preformatted_20_Text">drwxr-xr-x <text:s/>2 mario mario <text:s text:c="4"/>4096 jul 27 22:00 Descargas</text:p>
      <text:p text:style-name="P11">drwxr-xr-x <text:s/>3 mario mario <text:s text:c="4"/>4096 jul 17 12:39 Documentos</text:p>
      <text:p text:style-name="P5">Lo primero que vemos son 10 caracteres: <text:span text:style-name="Strong_20_Emphasis">drwxr-xr-x</text:span>. El primer caracter representa el tipo de archivo. Los 3 siguientes los permisos de usuario, los 3 siguientes los permisos de grupo y los 3 últimos los permisos para otros:</text:p>
      <text:list xml:id="list564279716" text:style-name="L3">
        <text:list-item>
          <text:p text:style-name="P30"><text:span text:style-name="Strong_20_Emphasis">d</text:span>: tipo de archivo. </text:p>
        </text:list-item>
        <text:list-item>
          <text:p text:style-name="P30"><text:span text:style-name="Strong_20_Emphasis">rwx</text:span>: permisos de propietario (lectura, escritura y ejecución). </text:p>
        </text:list-item>
        <text:list-item>
          <text:p text:style-name="P30"><text:span text:style-name="Strong_20_Emphasis">r-x</text:span>: permisos de grupo (lectura y ejecución). </text:p>
        </text:list-item>
        <text:list-item>
          <text:p text:style-name="P22"><text:span text:style-name="Strong_20_Emphasis">r-x</text:span>: permisos para el resto (lectura y ejecución). </text:p>
        </text:list-item>
      </text:list>
      <text:p text:style-name="P12"><text:span text:style-name="Strong_20_Emphasis"/></text:p>
      <text:p text:style-name="P12"><text:span text:style-name="Strong_20_Emphasis"/></text:p>
      <text:p text:style-name="P12"><text:span text:style-name="Strong_20_Emphasis">Tipos de archivo (primer caracter):</text:span> </text:p>
      <table:table table:name="Tabla1" table:style-name="Tabla1">
        <table:table-column table:style-name="Tabla1.A"/>
        <table:table-column table:style-name="Tabla1.B"/>
        <table:table-header-rows>
          <text:soft-page-break/>
          <table:table-row>
            <table:table-cell table:style-name="Tabla1.A1" office:value-type="string">
              <text:p text:style-name="Table_20_Heading">Tipo de archivo</text:p>
            </table:table-cell>
            <table:table-cell table:style-name="Tabla1.A1" office:value-type="string">
              <text:p text:style-name="Table_20_Heading">Significado</text:p>
            </table:table-cell>
          </table:table-row>
        </table:table-header-rows>
        <table:table-row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Archivo común</text:p>
          </table:table-cell>
        </table:table-row>
        <table:table-row>
          <table:table-cell table:style-name="Tabla1.A1" office:value-type="string">
            <text:p text:style-name="Table_20_Contents">d</text:p>
          </table:table-cell>
          <table:table-cell table:style-name="Tabla1.A1" office:value-type="string">
            <text:p text:style-name="Table_20_Contents">Directorio</text:p>
          </table:table-cell>
        </table:table-row>
        <table:table-row>
          <table:table-cell table:style-name="Tabla1.A1" office:value-type="string">
            <text:p text:style-name="Table_20_Contents">l</text:p>
          </table:table-cell>
          <table:table-cell table:style-name="Tabla1.A1" office:value-type="string">
            <text:p text:style-name="Table_20_Contents">Enlace simbólico</text:p>
          </table:table-cell>
        </table:table-row>
        <table:table-row>
          <table:table-cell table:style-name="Tabla1.A1" office:value-type="string">
            <text:p text:style-name="Table_20_Contents">s</text:p>
          </table:table-cell>
          <table:table-cell table:style-name="Tabla1.A1" office:value-type="string">
            <text:p text:style-name="Table_20_Contents">Socket</text:p>
          </table:table-cell>
        </table:table-row>
        <table:table-row>
          <table:table-cell table:style-name="Tabla1.A1" office:value-type="string">
            <text:p text:style-name="Table_20_Contents">p</text:p>
          </table:table-cell>
          <table:table-cell table:style-name="Tabla1.A1" office:value-type="string">
            <text:p text:style-name="Table_20_Contents">Pipe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2:22:57.700964663</meta:creation-date>
    <dc:date>2021-04-12T23:03:52.930570265</dc:date>
    <meta:editing-duration>PT5M57S</meta:editing-duration>
    <meta:editing-cycles>3</meta:editing-cycles>
    <meta:generator>LibreOffice/6.4.6.2$Linux_X86_64 LibreOffice_project/40$Build-2</meta:generator>
    <meta:document-statistic meta:table-count="1" meta:image-count="0" meta:object-count="0" meta:page-count="2" meta:paragraph-count="35" meta:word-count="316" meta:character-count="1822" meta:non-whitespace-character-count="1530"/>
  </office:meta>
</office:document-meta>
</file>